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Ani" svg:font-family="Ani" style:font-pitch="variable"/>
    <style:font-face style:name="Arial" svg:font-family="Arial" style:font-family-generic="roman" style:font-pitch="variable"/>
    <style:font-face style:name="Arial1" svg:font-family="Arial" style:font-pitch="variable"/>
    <style:font-face style:name="BIZ UDGothic" svg:font-family="'BIZ UDGothic'" style:font-family-generic="swiss" style:font-pitch="variable"/>
    <style:font-face style:name="Go Mono" svg:font-family="'Go Mono'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JP Black" svg:font-family="'Noto Sans CJK JP Black'" style:font-family-generic="swiss" style:font-pitch="variable"/>
    <style:font-face style:name="Purisa" svg:font-family="Purisa" style:font-pitch="variable"/>
    <style:font-face style:name="Standard Symbols PS" svg:font-family="'Standard Symbols PS'" style:font-pitch="variable"/>
    <style:font-face style:name="Tahoma" svg:font-family="Tahoma" style:font-family-generic="system" style:font-pitch="variable"/>
    <style:font-face style:name="TeX Gyre Termes" svg:font-family="'TeX Gyre Termes'" style:font-pitch="variable"/>
    <style:font-face style:name="Times New Roman" svg:font-family="'Times New Roman'" style:font-family-generic="roman" style:font-pitch="variable"/>
    <style:font-face style:name="aakar" svg:font-family="aakar" style:font-pitch="variable"/>
    <style:font-face style:name="ゆな字" svg:font-family="ゆな字" style:font-pitch="variable"/>
    <style:font-face style:name="無心" svg:font-family="無心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e64a19" draw:marker-start-width="0.242cm" draw:marker-end-width="0.242cm" draw:fill-color="#ffcdd2" draw:textarea-horizontal-align="justify" draw:textarea-vertical-align="middle" draw:auto-grow-height="false" fo:min-height="1.33cm" fo:min-width="2.33cm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svg:stroke-color="#004d40" draw:marker-start-width="0.242cm" draw:marker-end-width="0.242cm" draw:fill-color="#c5e1a5" draw:textarea-horizontal-align="justify" draw:textarea-vertical-align="middle" draw:auto-grow-height="false" fo:min-height="1.33cm" fo:min-width="1.33cm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draw:marker-start-width="0.242cm" draw:marker-end-width="0.242cm" draw:textarea-horizontal-align="justify" draw:textarea-vertical-align="middle" draw:auto-grow-height="false" fo:min-height="1.556cm" fo:min-width="4.806cm" fo:padding-top="0.139cm" fo:padding-bottom="0.139cm" fo:padding-left="0.264cm" fo:padding-right="0.264cm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1.7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1.25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textarea-vertical-align="middle" fo:min-height="1.713cm"/>
      <style:paragraph-properties style:writing-mode="lr-tb"/>
    </style:style>
    <style:style style:name="gr8" style:family="graphic" style:parent-style-name="objectwithoutfill">
      <style:graphic-properties svg:stroke-width="0.028cm" svg:stroke-color="#e53935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9" style:family="graphic" style:parent-style-name="objectwithoutfill">
      <style:graphic-properties svg:stroke-width="0.028cm" svg:stroke-color="#004d4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0" style:family="graphic" style:parent-style-name="standard">
      <style:graphic-properties svg:stroke-width="0.028cm" svg:stroke-color="#d32f2f" draw:marker-start-width="0.242cm" draw:marker-end-width="0.242cm" draw:fill-color="#f48fb1" draw:textarea-horizontal-align="justify" draw:textarea-vertical-align="middle" draw:auto-grow-height="false" fo:min-height="0cm" fo:min-width="1.141cm" fo:padding-top="0.139cm" fo:padding-bottom="0.139cm" fo:padding-left="0.264cm" fo:padding-right="0.264cm"/>
    </style:style>
    <style:style style:name="gr11" style:family="graphic" style:parent-style-name="standard">
      <style:graphic-properties svg:stroke-width="0.028cm" svg:stroke-color="#004d40" draw:marker-start-width="0.242cm" draw:marker-end-width="0.242cm" draw:fill-color="#43a047" draw:textarea-horizontal-align="justify" draw:textarea-vertical-align="middle" draw:auto-grow-height="false" fo:min-height="0cm" fo:min-width="1.036cm" fo:padding-top="0.139cm" fo:padding-bottom="0.139cm" fo:padding-left="0.264cm" fo:padding-right="0.264cm"/>
    </style:style>
    <style:style style:name="gr12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P1" style:family="paragraph">
      <loext:graphic-properties draw:fill-color="#ffcdd2"/>
      <style:paragraph-properties fo:text-align="center"/>
    </style:style>
    <style:style style:name="P2" style:family="paragraph">
      <loext:graphic-properties draw:fill-color="#c5e1a5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text-properties fo:color="#c9211e" loext:opacity="100%" style:font-name="Go Mono" fo:font-weight="bold" style:font-weight-asian="bold" style:font-weight-complex="bold"/>
    </style:style>
    <style:style style:name="P5" style:family="paragraph">
      <loext:graphic-properties draw:fill="none" draw:fill-color="#ffffff"/>
      <style:text-properties fo:color="#c9211e" loext:opacity="100%" style:font-name="Go Mono" fo:font-weight="bold" style:font-weight-asian="bold" style:font-weight-complex="bold"/>
    </style:style>
    <style:style style:name="P6" style:family="paragraph">
      <style:text-properties fo:color="#004d40" loext:opacity="100%" style:font-name="Go Mono" fo:font-weight="bold" style:font-weight-asian="bold" style:font-weight-complex="bold"/>
    </style:style>
    <style:style style:name="P7" style:family="paragraph">
      <loext:graphic-properties draw:fill="none" draw:fill-color="#ffffff"/>
      <style:text-properties fo:color="#004d40" loext:opacity="100%" style:font-name="Go Mono" fo:font-weight="bold" style:font-weight-asian="bold" style:font-weight-complex="bold"/>
    </style:style>
    <style:style style:name="P8" style:family="paragraph">
      <style:text-properties fo:color="#1a237e" loext:opacity="100%" style:font-name="Go Mono" fo:font-weight="bold" style:font-weight-asian="bold" style:font-weight-complex="bold"/>
    </style:style>
    <style:style style:name="P9" style:family="paragraph">
      <loext:graphic-properties draw:fill="none" draw:fill-color="#ffffff"/>
      <style:text-properties fo:color="#1a237e" loext:opacity="100%" style:font-name="Go Mono" fo:font-weight="bold" style:font-weight-asian="bold" style:font-weight-complex="bold"/>
    </style:style>
    <style:style style:name="P10" style:family="paragraph">
      <style:text-properties fo:color="#c9211e" loext:opacity="100%" style:font-name="TeX Gyre Termes" fo:font-style="italic" fo:font-weight="normal" style:font-style-asian="italic" style:font-weight-asian="normal" style:font-style-complex="italic" style:font-weight-complex="normal"/>
    </style:style>
    <style:style style:name="P11" style:family="paragraph">
      <loext:graphic-properties draw:fill="none" draw:fill-color="#ffffff"/>
      <style:text-properties fo:color="#c9211e" loext:opacity="100%" style:font-name="TeX Gyre Termes" fo:font-style="italic" fo:font-weight="normal" style:font-style-asian="italic" style:font-weight-asian="normal" style:font-style-complex="italic" style:font-weight-complex="normal"/>
    </style:style>
    <style:style style:name="P12" style:family="paragraph">
      <style:text-properties fo:color="#004d40" loext:opacity="100%" style:font-name="TeX Gyre Termes" fo:font-style="italic" fo:font-weight="normal" style:font-style-asian="italic" style:font-weight-asian="normal" style:font-style-complex="italic" style:font-weight-complex="normal"/>
    </style:style>
    <style:style style:name="P13" style:family="paragraph">
      <loext:graphic-properties draw:fill="none" draw:fill-color="#ffffff"/>
      <style:text-properties fo:color="#004d40" loext:opacity="100%" style:font-name="TeX Gyre Termes" fo:font-style="italic" fo:font-weight="normal" style:font-style-asian="italic" style:font-weight-asian="normal" style:font-style-complex="italic" style:font-weight-complex="normal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fo:color="#1a237e" loext:opacity="100%" style:font-name="TeX Gyre Termes" fo:font-style="italic" fo:font-weight="normal" style:font-style-asian="italic" style:font-weight-asian="normal" style:font-style-complex="italic" style:font-weight-complex="normal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1a237e" loext:opacity="100%" style:font-name="TeX Gyre Termes" fo:font-style="italic" fo:font-weight="normal" style:font-style-asian="italic" style:font-weight-asian="normal" style:font-style-complex="italic" style:font-weight-complex="normal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-color="#f48fb1"/>
      <style:paragraph-properties fo:text-align="center"/>
    </style:style>
    <style:style style:name="P18" style:family="paragraph">
      <loext:graphic-properties draw:fill-color="#43a047"/>
      <style:paragraph-properties fo:text-align="center"/>
    </style:style>
    <style:style style:name="P19" style:family="paragraph">
      <style:text-properties fo:font-size="12pt" fo:font-weight="bold" style:font-size-asian="12pt" style:font-weight-asian="bold" style:font-size-complex="12pt" style:font-weight-complex="bold"/>
    </style:style>
    <style:style style:name="P20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21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22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c9211e" loext:opacity="100%" style:font-name="Go Mono" fo:font-weight="bold" style:font-weight-asian="bold" style:font-weight-complex="bold"/>
    </style:style>
    <style:style style:name="T2" style:family="text">
      <style:text-properties fo:color="#004d40" loext:opacity="100%" style:font-name="Go Mono" fo:font-weight="bold" style:font-weight-asian="bold" style:font-weight-complex="bold"/>
    </style:style>
    <style:style style:name="T3" style:family="text">
      <style:text-properties fo:color="#1a237e" loext:opacity="100%" style:font-name="Go Mono" fo:font-weight="bold" style:font-weight-asian="bold" style:font-weight-complex="bold"/>
    </style:style>
    <style:style style:name="T4" style:family="text">
      <style:text-properties fo:color="#c9211e" loext:opacity="100%" style:font-name="TeX Gyre Termes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color="#c9211e" loext:opacity="100%" style:text-position="sub 50%" style:font-name="TeX Gyre Termes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color="#004d40" loext:opacity="100%" style:font-name="TeX Gyre Termes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color="#004d40" loext:opacity="100%" style:text-position="sub 50%" style:font-name="TeX Gyre Termes"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color="#1a237e" loext:opacity="100%" style:text-outline="false" style:text-line-through-style="none" style:text-line-through-type="none" style:font-name="TeX Gyre Termes" fo:font-size="18pt" fo:font-style="italic" fo:text-shadow="none" style:text-underline-style="none" fo:font-weight="normal" style:letter-kerning="true" style:font-name-asian="ＭＳ Ｐゴシック" style:font-size-asian="18pt" style:font-style-asian="italic" style:font-weight-asian="normal" style:font-name-complex="Mangal" style:font-size-complex="18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color="#1a237e" loext:opacity="100%" style:text-outline="false" style:text-line-through-style="none" style:text-line-through-type="none" style:text-position="sub 50%" style:font-name="TeX Gyre Termes" fo:font-size="18pt" fo:font-style="italic" fo:text-shadow="none" style:text-underline-style="none" fo:font-weight="normal" style:letter-kerning="true" style:font-name-asian="ＭＳ Ｐゴシック" style:font-size-asian="18pt" style:font-style-asian="italic" style:font-weight-asian="normal" style:font-name-complex="Mangal" style:font-size-complex="18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color="#1a237e" loext:opacity="100%" style:text-position="0% 100%" style:font-name="TeX Gyre Termes"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3cm" svg:height="1.75cm" svg:x="0.25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cm" svg:height="1.75cm" svg:x="3.75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5.5cm" svg:height="2cm" svg:x="0.25cm" svg:y="0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1cm" svg:height="1.25cm" svg:x="0.75cm" svg:y="3cm">
          <draw:text-box>
            <text:p text:style-name="P4"><text:span text:style-name="T1">A</text:span></text:p>
          </draw:text-box>
        </draw:frame>
        <draw:frame draw:style-name="gr4" draw:text-style-name="P7" draw:layer="layout" svg:width="1cm" svg:height="1.25cm" svg:x="3.75cm" svg:y="3cm">
          <draw:text-box>
            <text:p text:style-name="P6"><text:span text:style-name="T2">B</text:span></text:p>
          </draw:text-box>
        </draw:frame>
        <draw:frame draw:style-name="gr5" draw:text-style-name="P9" draw:layer="layout" svg:width="1.75cm" svg:height="2cm" svg:x="0.5cm" svg:y="0.25cm">
          <draw:text-box>
            <text:p text:style-name="P8"><text:span text:style-name="T3">A</text:span><text:span text:style-name="T3">×</text:span><text:span text:style-name="T3">B</text:span></text:p>
          </draw:text-box>
        </draw:frame>
        <draw:frame draw:style-name="gr6" draw:text-style-name="P11" draw:layer="layout" svg:width="1.25cm" svg:height="1.5cm" svg:x="2cm" svg:y="2.75cm">
          <draw:text-box>
            <text:p text:style-name="P10"><text:span text:style-name="T4">x</text:span><text:span text:style-name="T5">A</text:span></text:p>
          </draw:text-box>
        </draw:frame>
        <draw:frame draw:style-name="gr6" draw:text-style-name="P13" draw:layer="layout" svg:width="1cm" svg:height="1.5cm" svg:x="4.75cm" svg:y="2.75cm">
          <draw:text-box>
            <text:p text:style-name="P12"><text:span text:style-name="T6">x</text:span><text:span text:style-name="T7">B</text:span></text:p>
          </draw:text-box>
        </draw:frame>
        <draw:frame draw:style-name="gr7" draw:text-style-name="P15" draw:layer="layout" svg:width="3cm" svg:height="1.963cm" svg:x="2.5cm" svg:y="0.287cm">
          <draw:text-box>
            <text:p text:style-name="P14"><text:span text:style-name="T8">&lt;x</text:span><text:span text:style-name="T9">A, </text:span><text:span text:style-name="T8">x</text:span><text:span text:style-name="T9">B</text:span><text:span text:style-name="T10">&gt;</text:span></text:p>
          </draw:text-box>
        </draw:frame>
        <draw:line draw:style-name="gr8" draw:text-style-name="P16" draw:layer="layout" svg:x1="3.4cm" svg:y1="1.65cm" svg:x2="3.9cm" svg:y2="1.65cm">
          <text:p/>
        </draw:line>
        <draw:line draw:style-name="gr9" draw:text-style-name="P16" draw:layer="layout" svg:x1="4.036cm" svg:y1="1.65cm" svg:x2="4.536cm" svg:y2="1.65cm">
          <text:p/>
        </draw:line>
        <draw:custom-shape draw:style-name="gr10" draw:text-style-name="P17" draw:layer="layout" svg:width="1.802cm" svg:height="0.25cm" draw:transform="rotate (1.01229096615671) translate (2.542cm 3.183cm)">
          <text:p/>
          <draw:enhanced-geometry svg:viewBox="0 0 21600 21600" draw:text-areas="0 ?f0 ?f5 ?f2" draw:type="right-arrow" draw:modifiers="18390.9393737508 5421.5139442231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8" draw:layer="layout" svg:width="1.688cm" svg:height="0.25cm" draw:transform="rotate (1.93731546971371) translate (4.797cm 3.328cm)">
          <text:p/>
          <draw:enhanced-geometry svg:viewBox="0 0 21600 21600" draw:text-areas="0 ?f0 ?f5 ?f2" draw:type="right-arrow" draw:modifiers="18390.9393737508 5421.5139442231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20" draw:layer="layout" svg:width="2cm" svg:height="0.865cm" svg:x="0.25cm" svg:y="0.25cm">
          <draw:text-box>
            <text:p text:style-name="P19"><text:span text:style-name="T11">直積</text:span></text:p>
          </draw:text-box>
        </draw:frame>
        <draw:frame draw:style-name="gr12" draw:text-style-name="P22" draw:layer="layout" svg:width="2cm" svg:height="0.759cm" svg:x="3cm" svg:y="0.5cm">
          <draw:text-box>
            <text:p text:style-name="P21"><text:span text:style-name="T12">要素</text:span></text:p>
          </draw:text-box>
        </draw:frame>
        <draw:frame draw:style-name="gr12" draw:text-style-name="P20" draw:layer="layout" svg:width="2cm" svg:height="0.865cm" svg:x="0.25cm" svg:y="2.5cm">
          <draw:text-box>
            <text:p text:style-name="P19"><text:span text:style-name="T11">集合</text:span></text:p>
          </draw:text-box>
        </draw:frame>
        <draw:frame draw:style-name="gr12" draw:text-style-name="P20" draw:layer="layout" svg:width="2cm" svg:height="0.865cm" svg:x="3.75cm" svg:y="2.5cm">
          <draw:text-box>
            <text:p text:style-name="P19"><text:span text:style-name="T11">集合</text:span></text:p>
          </draw:text-box>
        </draw:frame>
        <draw:frame draw:style-name="gr12" draw:text-style-name="P22" draw:layer="layout" svg:width="2cm" svg:height="0.759cm" svg:x="1.4cm" svg:y="3.641cm">
          <draw:text-box>
            <text:p text:style-name="P21"><text:span text:style-name="T12">要素</text:span></text:p>
          </draw:text-box>
        </draw:frame>
        <draw:frame draw:style-name="gr12" draw:text-style-name="P22" draw:layer="layout" svg:width="2cm" svg:height="0.759cm" svg:x="4.2cm" svg:y="3.642cm">
          <draw:text-box>
            <text:p text:style-name="P21"><text:span text:style-name="T12">要素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Ani" svg:font-family="Ani" style:font-pitch="variable"/>
    <style:font-face style:name="Arial" svg:font-family="Arial" style:font-family-generic="roman" style:font-pitch="variable"/>
    <style:font-face style:name="Arial1" svg:font-family="Arial" style:font-pitch="variable"/>
    <style:font-face style:name="BIZ UDGothic" svg:font-family="'BIZ UDGothic'" style:font-family-generic="swiss" style:font-pitch="variable"/>
    <style:font-face style:name="Go Mono" svg:font-family="'Go Mono'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JP Black" svg:font-family="'Noto Sans CJK JP Black'" style:font-family-generic="swiss" style:font-pitch="variable"/>
    <style:font-face style:name="Purisa" svg:font-family="Purisa" style:font-pitch="variable"/>
    <style:font-face style:name="Standard Symbols PS" svg:font-family="'Standard Symbols PS'" style:font-pitch="variable"/>
    <style:font-face style:name="Tahoma" svg:font-family="Tahoma" style:font-family-generic="system" style:font-pitch="variable"/>
    <style:font-face style:name="TeX Gyre Termes" svg:font-family="'TeX Gyre Termes'" style:font-pitch="variable"/>
    <style:font-face style:name="Times New Roman" svg:font-family="'Times New Roman'" style:font-family-generic="roman" style:font-pitch="variable"/>
    <style:font-face style:name="aakar" svg:font-family="aakar" style:font-pitch="variable"/>
    <style:font-face style:name="ゆな字" svg:font-family="ゆな字" style:font-pitch="variable"/>
    <style:font-face style:name="無心" svg:font-family="無心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cm" fo:page-height="4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4-01-19T04:44:23.989000000</meta:creation-date>
    <dc:date>2022-09-11T11:16:38.047689223</dc:date>
    <meta:editing-duration>PT9H57M17S</meta:editing-duration>
    <meta:editing-cycles>366</meta:editing-cycles>
    <meta:generator>LibreOffice/7.3.5.2$Linux_X86_64 LibreOffice_project/30$Build-2</meta:generator>
    <meta:document-statistic meta:object-count="19"/>
  </office:meta>
</office:document-meta>
</file>